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officeooo:rsid="001bb58f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697cm" fo:text-indent="-0.635cm" fo:margin-left="1.69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332cm" fo:text-indent="-0.635cm" fo:margin-left="2.332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967cm" fo:text-indent="-0.635cm" fo:margin-left="2.967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602cm" fo:text-indent="-0.635cm" fo:margin-left="3.602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237cm" fo:text-indent="-0.635cm" fo:margin-left="4.237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872cm" fo:text-indent="-0.635cm" fo:margin-left="4.872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507cm" fo:text-indent="-0.635cm" fo:margin-left="5.507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142cm" fo:text-indent="-0.635cm" fo:margin-left="6.142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777cm" fo:text-indent="-0.635cm" fo:margin-left="6.777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412cm" fo:text-indent="-0.635cm" fo:margin-left="7.41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span text:style-name="T1">Temporary Administrator</text:span> @ Mypower,UK</text:p>
      <text:p text:style-name="Standard"><text:span text:style-name="T1">August</text:span> 202<text:span text:style-name="T1">0</text:span> - <text:span text:style-name="T1">April</text:span> 202<text:span text:style-name="T1">1</text:span> </text:p>
      <text:list xml:id="list1900965125" text:style-name="L1">
        <text:list-item>
          <text:p text:style-name="P1">Created and modified mobile and desktop apps as well as their back-end web services.</text:p>
        </text:list-item>
        <text:list-item>
          <text:p text:style-name="P1">Contributed to the design and maintenance of relational databases.</text:p>
        </text:list-item>
        <text:list-item>
          <text:p text:style-name="P1">Refactored portions of the code to fit with modern design patterns.</text:p>
        </text:list-item>
        <text:list-item>
          <text:p text:style-name="P1">Provided data illustration and presentation using interactive graphs and reports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>TEMPORARY ADMINISTRATOR Mypower UK</text:p>
      <text:p text:style-name="Standard">Ł August 2020 ‑ April 2021  Toddington, UK</text:p>
      <text:p text:style-name="Standard">• Primarily responsible for file collation, creating comprehensive handover</text:p>
      <text:p text:style-name="Standard">packs for clients, with information about their solar panel installations.</text:p>
      <text:p text:style-name="Standard">• Developed a Python script during personal time to streamline the collation</text:p>
      <text:p text:style-name="Standard">process and improve efficiency.</text:p>
      <text:p text:style-name="Standard">• Started the development of an application using C# to replace the Python</text:p>
      <text:p text:style-name="Standard">script, adding a user‑friendly UI, allowing for other users.</text:p>
      <text:p text:style-name="Standard">• Used Excel spreadsheets to analyse data, calculating expected returns from</text:p>
      <text:p text:style-name="Standard">installing batteries in conjunction with solar panel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29T08:30:58.307000000</dc:date>
    <meta:editing-duration>PT6M24S</meta:editing-duration>
    <meta:editing-cycles>2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16" meta:word-count="145" meta:character-count="960" meta:non-whitespace-character-count="834"/>
  </office:meta>
</office:document-meta>
</file>